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sdlrat</text:p>
          </table:table-cell>
          <table:table-cell table:formula="of:=1/0.75" office:value-type="float" office:value="1.33333333333333" calcext:value-type="float">
            <text:p>1,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</text:p>
          </table:table-cell>
          <table:table-cell table:formula="of:=5/4.26/4" office:value-type="float" office:value="0.293427230046948" calcext:value-type="float">
            <text:p>0,293427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t</text:p>
          </table:table-cell>
          <table:table-cell table:formula="of:=COT(35/360*PI())" office:value-type="float" office:value="3.17159480236321" calcext:value-type="float">
            <text:p>3,17159480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y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gy</text:p>
          </table:table-cell>
          <table:table-cell table:formula="of:=SIN([.B4]/180*PI())" office:value-type="float" office:value="0.766044443118978" calcext:value-type="float">
            <text:p>0,76604444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gy</text:p>
          </table:table-cell>
          <table:table-cell table:formula="of:=COS([.B4]/180*PI())" office:value-type="float" office:value="0.642787609686539" calcext:value-type="float">
            <text:p>0,6427876097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x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r</text:p>
          </table:table-cell>
          <table:table-cell table:formula="of:=ABS([.B9])*[.$B$1]+ABS([.B10])" office:value-type="float" office:value="2.33333333333333" calcext:value-type="float">
            <text:p>2,3333333333</text:p>
          </table:table-cell>
          <table:table-cell table:number-columns-repeated="3"/>
          <table:table-cell table:formula="of:=ABS([.F9])*[.$B$1]+ABS([.F10])" office:value-type="float" office:value="1" calcext:value-type="float">
            <text:p>1</text:p>
          </table:table-cell>
          <table:table-cell/>
          <table:table-cell table:formula="of:=ABS([.H9])*[.$B$1]+ABS([.H10])" office:value-type="float" office:value="1.33333333333333" calcext:value-type="float">
            <text:p>1,3333333333</text:p>
          </table:table-cell>
          <table:table-cell/>
          <table:table-cell table:formula="of:=ABS([.J9])*[.$B$1]+ABS([.J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</text:p>
          </table:table-cell>
          <table:table-cell table:formula="of:=[.B12]/[.$B$3]^2" office:value-type="float" office:value="0.231964427959959" calcext:value-type="float">
            <text:p>0,231964428</text:p>
          </table:table-cell>
          <table:table-cell table:number-columns-repeated="3"/>
          <table:table-cell table:formula="of:=[.F12]/[.$B$3]^2" office:value-type="float" office:value="0.0994133262685538" calcext:value-type="float">
            <text:p>0,0994133263</text:p>
          </table:table-cell>
          <table:table-cell/>
          <table:table-cell table:formula="of:=[.H12]/[.$B$3]^2" office:value-type="float" office:value="0.132551101691405" calcext:value-type="float">
            <text:p>0,1325511017</text:p>
          </table:table-cell>
          <table:table-cell/>
          <table:table-cell table:formula="of:=[.J12]/[.$B$3]^2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ad</text:p>
          </table:table-cell>
          <table:table-cell table:formula="of:=1-[.$B$2]*(2+[.$B$2])*[.B13]" office:value-type="float" office:value="0.843898610479568" calcext:value-type="float">
            <text:p>0,8438986105</text:p>
          </table:table-cell>
          <table:table-cell table:number-columns-repeated="3"/>
          <table:table-cell table:formula="of:=1-[.$B$2]*(2+[.$B$2])*[.F13]" office:value-type="float" office:value="0.933099404491243" calcext:value-type="float">
            <text:p>0,9330994045</text:p>
          </table:table-cell>
          <table:table-cell/>
          <table:table-cell table:formula="of:=1-[.$B$2]*(2+[.$B$2])*[.H13]" office:value-type="float" office:value="0.910799205988324" calcext:value-type="float">
            <text:p>0,910799206</text:p>
          </table:table-cell>
          <table:table-cell/>
          <table:table-cell table:formula="of:=1-[.$B$2]*(2+[.$B$2])*[.J13]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(kz)</text:p>
          </table:table-cell>
          <table:table-cell table:formula="of:=(-(1+[.$B$2])*[.B13] + SQRT([.B15]))/(1+[.B13])" office:value-type="float" office:value="0.502133358492925" calcext:value-type="float">
            <text:p>0,5021333585</text:p>
          </table:table-cell>
          <table:table-cell table:number-columns-repeated="3"/>
          <table:table-cell table:formula="of:=(-(1+[.$B$2])*[.F13] + SQRT([.F15]))/(1+[.F13])" office:value-type="float" office:value="0.761666956895148" calcext:value-type="float">
            <text:p>0,7616669569</text:p>
          </table:table-cell>
          <table:table-cell/>
          <table:table-cell table:formula="of:=(-(1+[.$B$2])*[.H13] + SQRT([.H15]))/(1+[.H13])" office:value-type="float" office:value="0.691282540605109" calcext:value-type="float">
            <text:p>0,6912825406</text:p>
          </table:table-cell>
          <table:table-cell/>
          <table:table-cell table:formula="of:=(-(1+[.$B$2])*[.J13] + SQRT([.J15]))/(1+[.J1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z</text:p>
          </table:table-cell>
          <table:table-cell table:formula="of:=(-(1+[.$B$2])*[.B13] - SQRT([.B15]))/(1+[.B13])" office:value-type="float" office:value="-0.98920766147828" calcext:value-type="float">
            <text:p>-0,9892076615</text:p>
          </table:table-cell>
          <table:table-cell table:formula="of:=[.B18]" office:value-type="float" office:value="-0.98920766147828" calcext:value-type="float">
            <text:p>-0,9892076615</text:p>
          </table:table-cell>
          <table:table-cell table:formula="of:=[.C18]" office:value-type="float" office:value="-0.98920766147828" calcext:value-type="float">
            <text:p>-0,9892076615</text:p>
          </table:table-cell>
          <table:table-cell table:formula="of:=[.D18]" office:value-type="float" office:value="-0.98920766147828" calcext:value-type="float">
            <text:p>-0,9892076615</text:p>
          </table:table-cell>
          <table:table-cell table:formula="of:=(-(1+[.$B$2])*[.F13] - SQRT([.F15]))/(1+[.F13])" office:value-type="float" office:value="-0.99558062731009" calcext:value-type="float">
            <text:p>-0,9955806273</text:p>
          </table:table-cell>
          <table:table-cell table:formula="of:=[.F18]" office:value-type="float" office:value="-0.99558062731009" calcext:value-type="float">
            <text:p>-0,9955806273</text:p>
          </table:table-cell>
          <table:table-cell table:formula="of:=(-(1+[.$B$2])*[.H13] - SQRT([.H15]))/(1+[.H13])" office:value-type="float" office:value="-0.994041866951339" calcext:value-type="float">
            <text:p>-0,994041867</text:p>
          </table:table-cell>
          <table:table-cell table:formula="of:=[.H18]" office:value-type="float" office:value="-0.994041866951339" calcext:value-type="float">
            <text:p>-0,994041867</text:p>
          </table:table-cell>
          <table:table-cell table:formula="of:=(-(1+[.$B$2])*[.J13] - SQRT([.J15]))/(1+[.J13])" office:value-type="float" office:value="-1" calcext:value-type="float">
            <text:p>-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x</text:p>
          </table:table-cell>
          <table:table-cell table:formula="of:=[.B9]*([.B18]+1+[.$B$2])*[.$B$1]/[.$B$3]" office:value-type="float" office:value="-0.127893415363984" calcext:value-type="float">
            <text:p>-0,1278934154</text:p>
          </table:table-cell>
          <table:table-cell table:formula="of:=[.C9]*([.C18]+1+[.$B$2])*[.$B$1]/[.$B$3]" office:value-type="float" office:value="0.127893415363984" calcext:value-type="float">
            <text:p>0,1278934154</text:p>
          </table:table-cell>
          <table:table-cell table:formula="of:=[.D9]*([.D18]+1+[.$B$2])*[.$B$1]/[.$B$3]" office:value-type="float" office:value="-0.127893415363984" calcext:value-type="float">
            <text:p>-0,1278934154</text:p>
          </table:table-cell>
          <table:table-cell table:formula="of:=[.E9]*([.E18]+1+[.$B$2])*[.$B$1]/[.$B$3]" office:value-type="float" office:value="0.127893415363984" calcext:value-type="float">
            <text:p>0,1278934154</text:p>
          </table:table-cell>
          <table:table-cell table:formula="of:=[.F9]*([.F18]+1+[.$B$2])*[.$B$1]/[.$B$3]" office:value-type="float" office:value="0" calcext:value-type="float">
            <text:p>0</text:p>
          </table:table-cell>
          <table:table-cell table:formula="of:=[.G9]*([.G18]+1+[.$B$2])*[.$B$1]/[.$B$3]" office:value-type="float" office:value="0" calcext:value-type="float">
            <text:p>0</text:p>
          </table:table-cell>
          <table:table-cell table:formula="of:=[.H9]*([.H18]+1+[.$B$2])*[.$B$1]/[.$B$3]" office:value-type="float" office:value="-0.12586112318952" calcext:value-type="float">
            <text:p>-0,1258611232</text:p>
          </table:table-cell>
          <table:table-cell table:formula="of:=[.I9]*([.I18]+1+[.$B$2])*[.$B$1]/[.$B$3]" office:value-type="float" office:value="0.12586112318952" calcext:value-type="float">
            <text:p>0,1258611232</text:p>
          </table:table-cell>
          <table:table-cell table:formula="of:=[.J9]*([.J18]+1+[.$B$2])*[.$B$1]/[.$B$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y</text:p>
          </table:table-cell>
          <table:table-cell table:formula="of:=-[.B10]*([.B18]+1+[.$B$2])/[.$B$3]" office:value-type="float" office:value="0.0959200615229879" calcext:value-type="float">
            <text:p>0,0959200615</text:p>
          </table:table-cell>
          <table:table-cell table:formula="of:=-[.C10]*([.C18]+1+[.$B$2])/[.$B$3]" office:value-type="float" office:value="0.0959200615229879" calcext:value-type="float">
            <text:p>0,0959200615</text:p>
          </table:table-cell>
          <table:table-cell table:formula="of:=-[.D10]*([.D18]+1+[.$B$2])/[.$B$3]" office:value-type="float" office:value="-0.0959200615229879" calcext:value-type="float">
            <text:p>-0,0959200615</text:p>
          </table:table-cell>
          <table:table-cell table:formula="of:=-[.E10]*([.E18]+1+[.$B$2])/[.$B$3]" office:value-type="float" office:value="-0.0959200615229879" calcext:value-type="float">
            <text:p>-0,0959200615</text:p>
          </table:table-cell>
          <table:table-cell table:formula="of:=-[.F10]*([.F18]+1+[.$B$2])/[.$B$3]" office:value-type="float" office:value="0.093910673114651" calcext:value-type="float">
            <text:p>0,0939106731</text:p>
          </table:table-cell>
          <table:table-cell table:formula="of:=-[.G10]*([.G18]+1+[.$B$2])/[.$B$3]" office:value-type="float" office:value="-0.093910673114651" calcext:value-type="float">
            <text:p>-0,0939106731</text:p>
          </table:table-cell>
          <table:table-cell table:formula="of:=-[.H10]*([.H18]+1+[.$B$2])/[.$B$3]" office:value-type="float" office:value="-0" calcext:value-type="float">
            <text:p>0</text:p>
          </table:table-cell>
          <table:table-cell table:formula="of:=-[.I10]*([.I18]+1+[.$B$2])/[.$B$3]" office:value-type="float" office:value="-0" calcext:value-type="float">
            <text:p>0</text:p>
          </table:table-cell>
          <table:table-cell table:formula="of:=-[.J10]*([.J18]+1+[.$B$2])/[.$B$3]" office:value-type="float" office:value="-0" calcext:value-type="float">
            <text:p>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formula="of:=[.B21]*[.B21]+[.B20]*[.B20]+[.B18]*[.B18]" office:value-type="float" office:value="1.00408918142337" calcext:value-type="float">
            <text:p>1,0040891814</text:p>
          </table:table-cell>
          <table:table-cell table:formula="of:=[.C21]*[.C21]+[.C20]*[.C20]+[.C18]*[.C18]" office:value-type="float" office:value="1.00408918142337" calcext:value-type="float">
            <text:p>1,0040891814</text:p>
          </table:table-cell>
          <table:table-cell table:formula="of:=[.D21]*[.D21]+[.D20]*[.D20]+[.D18]*[.D18]" office:value-type="float" office:value="1.00408918142337" calcext:value-type="float">
            <text:p>1,0040891814</text:p>
          </table:table-cell>
          <table:table-cell table:formula="of:=[.E21]*[.E21]+[.E20]*[.E20]+[.E18]*[.E18]" office:value-type="float" office:value="1.00408918142337" calcext:value-type="float">
            <text:p>1,0040891814</text:p>
          </table:table-cell>
          <table:table-cell table:formula="of:=[.F21]*[.F21]+[.F20]*[.F20]+[.F18]*[.F18]" office:value-type="float" office:value="1" calcext:value-type="float">
            <text:p>1</text:p>
          </table:table-cell>
          <table:table-cell table:formula="of:=[.G21]*[.G21]+[.G20]*[.G20]+[.G18]*[.G18]" office:value-type="float" office:value="1" calcext:value-type="float">
            <text:p>1</text:p>
          </table:table-cell>
          <table:table-cell table:formula="of:=[.H21]*[.H21]+[.H20]*[.H20]+[.H18]*[.H18]" office:value-type="float" office:value="1.00396025558263" calcext:value-type="float">
            <text:p>1,0039602556</text:p>
          </table:table-cell>
          <table:table-cell table:formula="of:=[.I21]*[.I21]+[.I20]*[.I20]+[.I18]*[.I18]" office:value-type="float" office:value="1.00396025558263" calcext:value-type="float">
            <text:p>1,0039602556</text:p>
          </table:table-cell>
          <table:table-cell table:formula="of:=[.J21]*[.J21]+[.J20]*[.J20]+[.J18]*[.J18]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x'</text:p>
          </table:table-cell>
          <table:table-cell table:formula="of:=[.B20]" office:value-type="float" office:value="-0.127893415363984" calcext:value-type="float">
            <text:p>-0,1278934154</text:p>
          </table:table-cell>
          <table:table-cell table:formula="of:=[.C20]" office:value-type="float" office:value="0.127893415363984" calcext:value-type="float">
            <text:p>0,1278934154</text:p>
          </table:table-cell>
          <table:table-cell table:formula="of:=[.D20]" office:value-type="float" office:value="-0.127893415363984" calcext:value-type="float">
            <text:p>-0,1278934154</text:p>
          </table:table-cell>
          <table:table-cell table:formula="of:=[.E20]" office:value-type="float" office:value="0.127893415363984" calcext:value-type="float">
            <text:p>0,1278934154</text:p>
          </table:table-cell>
          <table:table-cell table:formula="of:=[.F20]" office:value-type="float" office:value="0" calcext:value-type="float">
            <text:p>0</text:p>
          </table:table-cell>
          <table:table-cell table:formula="of:=[.G20]" office:value-type="float" office:value="0" calcext:value-type="float">
            <text:p>0</text:p>
          </table:table-cell>
          <table:table-cell table:formula="of:=[.H20]" office:value-type="float" office:value="-0.12586112318952" calcext:value-type="float">
            <text:p>-0,1258611232</text:p>
          </table:table-cell>
          <table:table-cell table:formula="of:=[.I20]" office:value-type="float" office:value="0.12586112318952" calcext:value-type="float">
            <text:p>0,1258611232</text:p>
          </table:table-cell>
          <table:table-cell table:formula="of:=[.J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y'</text:p>
          </table:table-cell>
          <table:table-cell table:formula="of:=[.B21]*COS([.$B$4]/180*PI())+[.B18]*SIN([.$B$4]/180*PI())" office:value-type="float" office:value="-0.696120805098808" calcext:value-type="float">
            <text:p>-0,6961208051</text:p>
          </table:table-cell>
          <table:table-cell table:formula="of:=[.C21]*COS([.$B$4]/180*PI())+[.C18]*SIN([.$B$4]/180*PI())" office:value-type="float" office:value="-0.696120805098808" calcext:value-type="float">
            <text:p>-0,6961208051</text:p>
          </table:table-cell>
          <table:table-cell table:formula="of:=[.D21]*COS([.$B$4]/180*PI())+[.D18]*SIN([.$B$4]/180*PI())" office:value-type="float" office:value="-0.819433259233503" calcext:value-type="float">
            <text:p>-0,8194332592</text:p>
          </table:table-cell>
          <table:table-cell table:formula="of:=[.E21]*COS([.$B$4]/180*PI())+[.E18]*SIN([.$B$4]/180*PI())" office:value-type="float" office:value="-0.819433259233503" calcext:value-type="float">
            <text:p>-0,8194332592</text:p>
          </table:table-cell>
          <table:table-cell table:formula="of:=[.F21]*COS([.$B$4]/180*PI())+[.F18]*SIN([.$B$4]/180*PI())" office:value-type="float" office:value="-0.702294390132381" calcext:value-type="float">
            <text:p>-0,7022943901</text:p>
          </table:table-cell>
          <table:table-cell table:formula="of:=[.G21]*COS([.$B$4]/180*PI())+[.G18]*SIN([.$B$4]/180*PI())" office:value-type="float" office:value="-0.823023624323222" calcext:value-type="float">
            <text:p>-0,8230236243</text:p>
          </table:table-cell>
          <table:table-cell table:formula="of:=[.H21]*COS([.$B$4]/180*PI())+[.H18]*SIN([.$B$4]/180*PI())" office:value-type="float" office:value="-0.761480248405688" calcext:value-type="float">
            <text:p>-0,7614802484</text:p>
          </table:table-cell>
          <table:table-cell table:formula="of:=[.I21]*COS([.$B$4]/180*PI())+[.I18]*SIN([.$B$4]/180*PI())" office:value-type="float" office:value="-0.761480248405688" calcext:value-type="float">
            <text:p>-0,7614802484</text:p>
          </table:table-cell>
          <table:table-cell table:formula="of:=[.J21]*COS([.$B$4]/180*PI())+[.J18]*SIN([.$B$4]/180*PI())" office:value-type="float" office:value="-0.766044443118978" calcext:value-type="float">
            <text:p>-0,7660444431</text:p>
          </table:table-cell>
        </table:table-row>
        <table:table-row table:style-name="ro1">
          <table:table-cell office:value-type="string" calcext:value-type="string">
            <text:p>kz'</text:p>
          </table:table-cell>
          <table:table-cell table:formula="of:=-[.B21]*SIN([.$B$4]/180*PI())+[.B18]*COS([.$B$4]/180*PI())" office:value-type="float" office:value="-0.709329458318551" calcext:value-type="float">
            <text:p>-0,7093294583</text:p>
          </table:table-cell>
          <table:table-cell table:formula="of:=-[.C21]*SIN([.$B$4]/180*PI())+[.C18]*COS([.$B$4]/180*PI())" office:value-type="float" office:value="-0.709329458318551" calcext:value-type="float">
            <text:p>-0,7093294583</text:p>
          </table:table-cell>
          <table:table-cell table:formula="of:=-[.D21]*SIN([.$B$4]/180*PI())+[.D18]*COS([.$B$4]/180*PI())" office:value-type="float" office:value="-0.56237139809192" calcext:value-type="float">
            <text:p>-0,5623713981</text:p>
          </table:table-cell>
          <table:table-cell table:formula="of:=-[.E21]*SIN([.$B$4]/180*PI())+[.E18]*COS([.$B$4]/180*PI())" office:value-type="float" office:value="-0.56237139809192" calcext:value-type="float">
            <text:p>-0,5623713981</text:p>
          </table:table-cell>
          <table:table-cell table:formula="of:=-[.F21]*SIN([.$B$4]/180*PI())+[.F18]*COS([.$B$4]/180*PI())" office:value-type="float" office:value="-0.71188664096792" calcext:value-type="float">
            <text:p>-0,711886641</text:p>
          </table:table-cell>
          <table:table-cell table:formula="of:=-[.G21]*SIN([.$B$4]/180*PI())+[.G18]*COS([.$B$4]/180*PI())" office:value-type="float" office:value="-0.568007142389837" calcext:value-type="float">
            <text:p>-0,5680071424</text:p>
          </table:table-cell>
          <table:table-cell table:formula="of:=-[.H21]*SIN([.$B$4]/180*PI())+[.H18]*COS([.$B$4]/180*PI())" office:value-type="float" office:value="-0.638957795585996" calcext:value-type="float">
            <text:p>-0,6389577956</text:p>
          </table:table-cell>
          <table:table-cell table:formula="of:=-[.I21]*SIN([.$B$4]/180*PI())+[.I18]*COS([.$B$4]/180*PI())" office:value-type="float" office:value="-0.638957795585996" calcext:value-type="float">
            <text:p>-0,6389577956</text:p>
          </table:table-cell>
          <table:table-cell table:formula="of:=-[.J21]*SIN([.$B$4]/180*PI())+[.J18]*COS([.$B$4]/180*PI())" office:value-type="float" office:value="-0.642787609686539" calcext:value-type="float">
            <text:p>-0,642787609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sy</text:p>
          </table:table-cell>
          <table:table-cell table:formula="of:=90-ACOS(-[.B26])/PI()*180" office:value-type="float" office:value="44.1165983098791" calcext:value-type="float">
            <text:p>44,1165983099</text:p>
          </table:table-cell>
          <table:table-cell table:formula="of:=90-ACOS(-[.C26])/PI()*180" office:value-type="float" office:value="44.1165983098791" calcext:value-type="float">
            <text:p>44,1165983099</text:p>
          </table:table-cell>
          <table:table-cell table:formula="of:=90-ACOS(-[.D26])/PI()*180" office:value-type="float" office:value="55.0281010062008" calcext:value-type="float">
            <text:p>55,0281010062</text:p>
          </table:table-cell>
          <table:table-cell table:formula="of:=90-ACOS(-[.E26])/PI()*180" office:value-type="float" office:value="55.0281010062008" calcext:value-type="float">
            <text:p>55,0281010062</text:p>
          </table:table-cell>
          <table:table-cell table:formula="of:=90-ACOS(-[.F26])/PI()*180" office:value-type="float" office:value="44.6113743230166" calcext:value-type="float">
            <text:p>44,611374323</text:p>
          </table:table-cell>
          <table:table-cell table:formula="of:=90-ACOS(-[.G26])/PI()*180" office:value-type="float" office:value="55.3886256769834" calcext:value-type="float">
            <text:p>55,388625677</text:p>
          </table:table-cell>
          <table:table-cell table:formula="of:=90-ACOS(-[.H26])/PI()*180" office:value-type="float" office:value="49.5948676655083" calcext:value-type="float">
            <text:p>49,5948676655</text:p>
          </table:table-cell>
          <table:table-cell table:formula="of:=90-ACOS(-[.I26])/PI()*180" office:value-type="float" office:value="49.5948676655083" calcext:value-type="float">
            <text:p>49,5948676655</text:p>
          </table:table-cell>
          <table:table-cell table:formula="of:=90-ACOS(-[.J26])/PI()*180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gsxo</text:p>
          </table:table-cell>
          <table:table-cell table:formula="of:=ATAN(-[.B25]/[.B27])/PI()*180" office:value-type="float" office:value="-10.2207249454282" calcext:value-type="float">
            <text:p>-10,2207249454</text:p>
          </table:table-cell>
          <table:table-cell table:formula="of:=ATAN(-[.C25]/[.C27])/PI()*180" office:value-type="float" office:value="10.2207249454282" calcext:value-type="float">
            <text:p>10,2207249454</text:p>
          </table:table-cell>
          <table:table-cell table:formula="of:=ATAN(-[.D25]/[.D27])/PI()*180" office:value-type="float" office:value="-12.8121840742336" calcext:value-type="float">
            <text:p>-12,8121840742</text:p>
          </table:table-cell>
          <table:table-cell table:formula="of:=ATAN(-[.E25]/[.E27])/PI()*180" office:value-type="float" office:value="12.8121840742336" calcext:value-type="float">
            <text:p>12,8121840742</text:p>
          </table:table-cell>
          <table:table-cell table:formula="of:=ATAN(-[.F25]/[.F27])/PI()*180" office:value-type="float" office:value="0" calcext:value-type="float">
            <text:p>0</text:p>
          </table:table-cell>
          <table:table-cell table:formula="of:=ATAN(-[.G25]/[.G27])/PI()*180" office:value-type="float" office:value="0" calcext:value-type="float">
            <text:p>0</text:p>
          </table:table-cell>
          <table:table-cell table:formula="of:=ATAN(-[.H25]/[.H27])/PI()*180" office:value-type="float" office:value="-11.1433905072253" calcext:value-type="float">
            <text:p>-11,1433905072</text:p>
          </table:table-cell>
          <table:table-cell table:formula="of:=ATAN(-[.I25]/[.I27])/PI()*180" office:value-type="float" office:value="11.1433905072253" calcext:value-type="float">
            <text:p>11,1433905072</text:p>
          </table:table-cell>
          <table:table-cell table:formula="of:=ATAN(-[.J25]/[.J27])/PI()*180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sxo</text:p>
          </table:table-cell>
          <table:table-cell table:formula="of:=ATAN([.B1]/([.B7]*[.B3]/(1+(1+[.B2])/[.B18])+ABS([.B6])))/PI()*180" office:value-type="float" office:value="-12.8121840742336" calcext:value-type="float">
            <text:p>-12,81218407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w</text:p>
          </table:table-cell>
          <table:table-cell table:formula="of:=2*ATAN([.B1]/([.B7]*[.B3]/(1+(1+[.B2])/[.B18])))/PI()*180" office:value-type="float" office:value="-22.7451806412651" calcext:value-type="float">
            <text:p>-22,7451806413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8">00.00.0000</text:date>, <text:time style:data-style-name="N2" text:time-value="10:50:12.56488722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k Duckhorn</meta:initial-creator>
    <meta:creation-date>2015-03-27T17:09:07.000565949</meta:creation-date>
    <dc:date>2015-03-28T16:34:15.791899308</dc:date>
    <dc:creator>Frank Duckhorn</dc:creator>
    <meta:editing-duration>PT5H33M55S</meta:editing-duration>
    <meta:editing-cycles>6</meta:editing-cycles>
    <meta:generator>LibreOffice/4.3.3.2$Linux_X86_64 LibreOffice_project/430m0$Build-2</meta:generator>
    <meta:document-statistic meta:table-count="1" meta:cell-count="145" meta:object-count="0"/>
  </office:meta>
</office:document-meta>
</file>